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163.5pt"/>
    </style:style>
    <style:style style:name="co4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22.2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5" table:number-columns-repeated="1019" table:default-cell-style-name="ce6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9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alsa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i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e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windS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0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ats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a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o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er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ipa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ra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ciamachy_lim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ciamachy_nadi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ts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ra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ar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i_scat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t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D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F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for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goes_08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09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09_bk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0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0_S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1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811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2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2_S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3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4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goes_15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goesImager_1215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ansoCa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ansoFt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himawari-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ja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la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seidon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seidon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etmplu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l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ir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mm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0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1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3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2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msub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7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vhrr3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osir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m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seaWiF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polde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ceFt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hr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aster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salt</text:p>
          </table:table-cell>
          <table:table-cell table:style-name="ce8" office:value-type="string" calcext:value-type="string">
            <text:p>hasPlatfor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7" office:value-type="string" calcext:value-type="string">
            <text:p>hasSensor</text:p>
          </table:table-cell>
          <table:table-cell table:style-name="ce3" office:value-type="string" calcext:value-type="string">
            <text:p>sens_tmi</text:p>
          </table:table-cell>
          <table:table-cell table:style-name="ce7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terraSar_X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tandem_X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tsx_ng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arX</text:p>
          </table:table-cell>
          <table:table-cell table:style-name="ce8" office:value-type="string" calcext:value-type="string">
            <text:p>hasPlatform</text:p>
          </table:table-cell>
          <table:table-cell table:style-name="ce10" table:number-columns-repeated="1020"/>
        </table:table-row>
        <table:table-row table:style-name="ro2">
          <table:table-cell table:style-name="ce5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table:style-name="ce5" office:value-type="string" calcext:value-type="string">
            <text:p>sens_sciamachy 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4:57:19.9982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10-29T15:32:23Z</meta:creation-date>
    <dc:date>2016-08-24T14:58:24.505005000</dc:date>
    <meta:editing-cycles>10</meta:editing-cycles>
    <meta:editing-duration>PT42M30S</meta:editing-duration>
    <meta:document-statistic meta:table-count="3" meta:cell-count="516" meta:object-count="0"/>
  </office:meta>
</office:document-meta>
</file>